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F" svg:font-family="" style:font-family-generic="roman"/>
    <style:font-face style:name="Liberation serif" svg:font-family="'Liberation serif', 'Times New Roman'" style:font-family-generic="roman"/>
    <style:font-face style:name="Liberation mono" svg:font-family="'Liberation mono', 'Courier New'" style:font-family-generic="modern" style:font-pitch="fixed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" svg:font-family="'Source Han Sans'" style:font-family-generic="system" style:font-pitch="variable"/>
  </office:font-face-decls>
  <office:automatic-styles>
    <style:style style:name="co1" style:family="table-column">
      <style:table-column-properties fo:break-before="auto" style:column-width="37.57mm"/>
    </style:style>
    <style:style style:name="co2" style:family="table-column">
      <style:table-column-properties fo:break-before="auto" style:column-width="71.35mm"/>
    </style:style>
    <style:style style:name="co3" style:family="table-column">
      <style:table-column-properties fo:break-before="auto" style:column-width="83.0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12.6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0pt" style:language-asian="ar" style:country-asian="SA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c0c0c0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0pt" style:language-asian="ar" style:country-asian="SA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0pt" style:language-asian="ar" style:country-asian="SA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0pt" style:language-asian="ar" style:country-asian="SA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0c0c0"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2pt" style:language-asian="ar" style:country-asian="SA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2pt" style:language-asian="ar" style:country-asian="SA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2pt" style:language-asian="ar" style:country-asian="SA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color="#000000" style:text-outline="false" style:text-line-through-style="none" style:text-line-through-type="none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language-asian="ar" style:country-asian="SA" style:font-style-asian="normal" style:font-name-complex="DejaVu Sans" style:language-complex="none" style:country-complex="none" style:font-style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Liberation serif;Times New Roman" fo:font-size="10pt" fo:font-weight="bold" fo:language="es" fo:country="ES" style:language-asian="ar" style:country-asian="SA" style:font-name-asian="Cambria" style:font-size-asian="10pt" style:font-size-complex="10pt" style:font-weight-asian="bold" style:font-weight-complex="bold"/>
    </style:style>
    <style:style style:name="T2" style:family="text">
      <style:text-properties fo:color="#000000" fo:font-size="10pt" fo:font-weight="bold" fo:language="es" fo:country="ES" style:language-asian="ar" style:country-asian="SA" style:font-name="Liberation mono;Courier New" style:font-name-asian="Courier New" style:font-size-asian="12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row table:style-name="ro1">
          <table:table-cell table:style-name="ce1" office:value-type="string" calcext:value-type="string">
            <text:p>Nº de Componentes</text:p>
          </table:table-cell>
          <table:table-cell table:style-name="ce1" office:value-type="string" calcext:value-type="string">
            <text:p>Tiempo secuencial vect. Globales</text:p>
            <text:p>1 thread/core</text:p>
            <text:p>Elapsed           CPU-user         CPU- sys</text:p>
          </table:table-cell>
          <table:table-cell table:style-name="ce8" office:value-type="string" calcext:value-type="string">
            <text:p><text:span text:style-name="T1">Tiempo paralelo/versión </text:span><text:span text:style-name="T2">for</text:span></text:p>
            <text:p>4 Threads/cores</text:p>
            <text:p>Elapsed           CPU-user         CPU- sys</text:p>
          </table:table-cell>
        </table:table-row>
        <table:table-row table:style-name="ro2">
          <table:table-cell office:value-type="float" office:value="65536" calcext:value-type="float">
            <text:p>65536</text:p>
          </table:table-cell>
          <table:table-cell table:number-columns-repeated="2" office:value-type="string" calcext:value-type="string">
            <text:p>elapsed 0.00 <text:s/>user 0.00 <text:s/>system 0.00</text:p>
          </table:table-cell>
        </table:table-row>
        <table:table-row table:style-name="ro2">
          <table:table-cell table:style-name="ce3" office:value-type="float" office:value="131072" calcext:value-type="float">
            <text:p>131072</text:p>
          </table:table-cell>
          <table:table-cell table:number-columns-repeated="2" table:style-name="ce6" office:value-type="string" calcext:value-type="string">
            <text:p>elapsed 0.00 <text:s/>user 0.00 <text:s/>system 0.00</text:p>
          </table:table-cell>
        </table:table-row>
        <table:table-row table:style-name="ro2">
          <table:table-cell office:value-type="float" office:value="262144" calcext:value-type="float">
            <text:p>262144</text:p>
          </table:table-cell>
          <table:table-cell table:number-columns-repeated="2" office:value-type="string" calcext:value-type="string">
            <text:p>elapsed 0.00 <text:s/>user 0.00 <text:s/>system 0.00</text:p>
          </table:table-cell>
        </table:table-row>
        <table:table-row table:style-name="ro2">
          <table:table-cell table:style-name="ce3" office:value-type="float" office:value="524288" calcext:value-type="float">
            <text:p>524288</text:p>
          </table:table-cell>
          <table:table-cell table:style-name="ce6" office:value-type="string" calcext:value-type="string">
            <text:p>elapsed 0.01 <text:s/>user 0.00 <text:s/>system 0.00</text:p>
          </table:table-cell>
          <table:table-cell table:style-name="ce6" office:value-type="string" calcext:value-type="string">
            <text:p>elapsed 0.00 <text:s/>user 0.01 <text:s/>system 0.00</text:p>
          </table:table-cell>
        </table:table-row>
        <table:table-row table:style-name="ro2">
          <table:table-cell office:value-type="float" office:value="1048576" calcext:value-type="float">
            <text:p>1048576</text:p>
          </table:table-cell>
          <table:table-cell office:value-type="string" calcext:value-type="string">
            <text:p>elapsed 0.01 <text:s/>user 0.00 <text:s/>system 0.00</text:p>
          </table:table-cell>
          <table:table-cell office:value-type="string" calcext:value-type="string">
            <text:p>elapsed 0.00 <text:s/>user 0.02 <text:s/>system 0.00</text:p>
          </table:table-cell>
        </table:table-row>
        <table:table-row table:style-name="ro2">
          <table:table-cell table:style-name="ce3" office:value-type="float" office:value="2097152" calcext:value-type="float">
            <text:p>2097152</text:p>
          </table:table-cell>
          <table:table-cell table:style-name="ce6" office:value-type="string" calcext:value-type="string">
            <text:p>elapsed 0.02 <text:s/>user 0.01 <text:s/>system 0.01</text:p>
          </table:table-cell>
          <table:table-cell table:style-name="ce6" office:value-type="string" calcext:value-type="string">
            <text:p>elapsed 0.01 <text:s/>user 0.03 <text:s/>system 0.01</text:p>
          </table:table-cell>
        </table:table-row>
        <table:table-row table:style-name="ro2">
          <table:table-cell office:value-type="float" office:value="4194304" calcext:value-type="float">
            <text:p>4194304</text:p>
          </table:table-cell>
          <table:table-cell office:value-type="string" calcext:value-type="string">
            <text:p>elapsed 0.04 <text:s/>user 0.02 <text:s/>system 0.01</text:p>
          </table:table-cell>
          <table:table-cell office:value-type="string" calcext:value-type="string">
            <text:p>elapsed 0.02 <text:s/>user 0.04 <text:s/>system 0.03</text:p>
          </table:table-cell>
        </table:table-row>
        <table:table-row table:style-name="ro2">
          <table:table-cell table:style-name="ce3" office:value-type="float" office:value="8388608" calcext:value-type="float">
            <text:p>8388608</text:p>
          </table:table-cell>
          <table:table-cell table:style-name="ce6" office:value-type="string" calcext:value-type="string">
            <text:p>elapsed 0.07 <text:s/>user 0.05 <text:s/>system 0.02</text:p>
          </table:table-cell>
          <table:table-cell table:style-name="ce6" office:value-type="string" calcext:value-type="string">
            <text:p>elapsed 0.04 <text:s/>user 0.09 <text:s/>system 0.06</text:p>
          </table:table-cell>
        </table:table-row>
        <table:table-row table:style-name="ro2">
          <table:table-cell office:value-type="float" office:value="16777216" calcext:value-type="float">
            <text:p>16777216</text:p>
          </table:table-cell>
          <table:table-cell office:value-type="string" calcext:value-type="string">
            <text:p>elapsed 0.15 <text:s/>user 0.10 <text:s/>system 0.05</text:p>
          </table:table-cell>
          <table:table-cell office:value-type="string" calcext:value-type="string">
            <text:p>elapsed 0.09 <text:s/>user 0.18 <text:s/>system 0.12</text:p>
          </table:table-cell>
        </table:table-row>
        <table:table-row table:style-name="ro2">
          <table:table-cell table:style-name="ce3" office:value-type="float" office:value="33554432" calcext:value-type="float">
            <text:p>33554432</text:p>
          </table:table-cell>
          <table:table-cell table:style-name="ce6" office:value-type="string" calcext:value-type="string">
            <text:p>elapsed 0.33 <text:s/>user 0.18 <text:s/>system 0.14</text:p>
          </table:table-cell>
          <table:table-cell table:style-name="ce6" office:value-type="string" calcext:value-type="string">
            <text:p>elapsed 0.11 <text:s/>user 0.24 <text:s/>system 0.18</text:p>
          </table:table-cell>
        </table:table-row>
        <table:table-row table:style-name="ro2">
          <table:table-cell table:style-name="ce4" office:value-type="float" office:value="67108864" calcext:value-type="float">
            <text:p>67108864</text:p>
          </table:table-cell>
          <table:table-cell table:style-name="ce7" office:value-type="string" calcext:value-type="string">
            <text:p>elapsed 0.61 <text:s/>user 0.32 <text:s/>system 0.29</text:p>
          </table:table-cell>
          <table:table-cell table:style-name="ce7" office:value-type="string" calcext:value-type="string">
            <text:p>elapsed 0.26 <text:s/>user 0.53 <text:s/>system 0.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F" svg:font-family="" style:font-family-generic="roman"/>
    <style:font-face style:name="Liberation serif" svg:font-family="'Liberation serif', 'Times New Roman'" style:font-family-generic="roman"/>
    <style:font-face style:name="Liberation mono" svg:font-family="'Liberation mono', 'Courier New'" style:font-family-generic="modern" style:font-pitch="fixed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" svg:font-family="'Source Ha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ource Han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09:51:49.016766193</meta:creation-date>
    <dc:date>2019-04-03T10:10:00.237149430</dc:date>
    <meta:editing-duration>PT8M</meta:editing-duration>
    <meta:editing-cycles>3</meta:editing-cycles>
    <meta:generator>LibreOffice/6.2.2.2$Linux_X86_64 LibreOffice_project/20$Build-2</meta:generator>
    <meta:document-statistic meta:table-count="1" meta:cell-count="36" meta:object-count="0"/>
  </office:meta>
</office:document-meta>
</file>